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HUCBGZ+Times-Roman" svg:font-family="HUCBGZ+Times-Roman"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TECHNICAL REPORT</text:p>
      <text:p text:style-name="P1">World Crisis project</text:p>
      <text:p text:style-name="P1"/>
      <text:p text:style-name="P1"/>
      <text:p text:style-name="P1"/>
      <text:p text:style-name="P1"/>
      <text:p text:style-name="P1"/>
      <text:p text:style-name="P1">University of Texas at Austin</text:p>
      <text:p text:style-name="P1">Course: Computer Science 373</text:p>
      <text:p text:style-name="P1">Summer 201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am: All the Single Ladies</text:p>
      <text:p text:style-name="P1">Team members: Ian Buitrago, Jake Wilke, George Ross Shwarts, Fayz Rahman, Robert Reed</text:p>
      <text:p text:style-name="P1"><text:soft-page-break/>ABSTRACT</text:p>
      <text:p text:style-name="P2"><text:tab/>This report explains the goal and out design and implementation of the World Crisis project.</text:p>
      <text:p text:style-name="Standard"/>
      <text:p text:style-name="Standard">TABLE OF CONTENTS</text:p>
      <text:p text:style-name="Standard">ABSTRACT..................................................................................................................i</text:p>
      <text:p text:style-name="Standard">INTRODUCTION........................1</text:p>
      <text:p text:style-name="Standard"/>
      <text:p text:style-name="Standard">Introduction</text:p>
      <text:p text:style-name="Standard"><text:tab/>The goal of the project is to build a website to track and aggregate information about different crisis around the world emulating the IMDB website design. All crisis pages link to relevant people and organizations whose pages also link back to the crisis page. Users can submit more information about crisis, people, and organizations to the site in the form XML files conforming to our schema. This data is then parsed and stored in the database. This added information is immediately viewable on the corresponding page. The export feature will generate a complete XML instance of all the data currently submitted to the Google datastore.</text:p>
      <text:p text:style-name="Standard"><text:tab/>This type of site might help to bring awareness to these crises. Users can information on the site updated through the import facility.</text:p>
      <text:p text:style-name="Standard"><text:tab/>Completing this project involves using many different tools, including the Google App Engine, HTML, XML, python, gae Django, css stlye sheets and javascript.</text:p>
      <text:p text:style-name="Standard"/>
      <text:p text:style-name="Standard">Design</text:p>
      <text:p text:style-name="Standard"><text:tab/>We designed the site with a clean look to emphasize the images and data about the crises. By using few <text:s/>so it attention . Colors are used sparingly</text:p>
      <text:p text:style-name="Standard"/>
      <text:p text:style-name="Standard">Implementation</text:p>
      <text:p text:style-name="Standard"><text:tab/>Hosted by the Google App Engine using python version 2.5.</text:p>
      <text:p text:style-name="Standard"/>
      <text:p text:style-name="Text_20_body"><text:tab/>UML diagram was done with the Gliffy website <text:a xlink:type="simple" xlink:href="http://www.gliffy.com/">gliffy.com</text:a>. This link <text:s/>has the latest version of the diagram: <text:a xlink:type="simple" xlink:href="http://www.gliffy.com/pubdoc/3716424/L.png">http://www.gliffy.com/pubdoc/3716424/L.png</text:a>. </text:p>
      <text:p text:style-name="Text_20_body"/>
      <text:p text:style-name="Standard"><text:tab/>The website was done with bootstrap, gae django, css.</text:p>
      <text:p text:style-name="Standard"/>
      <text:p text:style-name="Standard"/>
      <text:p text:style-name="Standard"/>
      <text:p text:style-name="Standard">Evalua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HUCBGZ+Times-Roman" svg:font-family="HUCBGZ+Times-Roman"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o </meta:initial-creator>
    <meta:creation-date>2012-07-05T18:49:08</meta:creation-date>
    <dc:date>2012-07-10T20:25:15</dc:date>
    <dc:creator>Ian Buitrago</dc:creator>
    <meta:editing-duration>PT01H50M08S</meta:editing-duration>
    <meta:editing-cycles>31</meta:editing-cycles>
    <meta:generator>OpenOffice.org/3.2$Unix OpenOffice.org_project/320m12$Build-9483</meta:generator>
    <meta:document-statistic meta:table-count="0" meta:image-count="0" meta:object-count="0" meta:page-count="2" meta:paragraph-count="24" meta:word-count="277" meta:character-count="1884"/>
  </office:meta>
</office:document-meta>
</file>